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ModuleDescriptorEditor.triggerResol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ModuleDescriptorEditor.isSaveA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Editor.doSav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ModuleDescriptorEditor.createPageOver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ModuleDescriptorEditor.setInput( IEditorInput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ModuleDescriptorEditor.resourceChanged( IResourceChang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ModuleDescriptorEditor.newCompletionModel( I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ModuleDescriptorEditor.IvyModuleDescripto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ModuleDescriptorEdito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ModuleDescriptorEditor.gotoMarker( IMarker 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ModuleDescriptorEditor.doSave( IProgress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Edi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ModuleDescriptorEditor.pageChange( int newPage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ModuleDescriptorEditor.init( IEditorSite site , IEditorInput editor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ModuleDescriptorEditor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Editor.doSave( IProgressMonitor progress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ModuleDescriptorEditor.createPage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ModuleDescriptorEditor.createPagePr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